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/>
      <text:p text:style-name="Standard"/>
      <text:p text:style-name="P2">CREATION OF STUDENT<text:s/>TABLE</text:p>
      <text:p text:style-name="Standard"/>
      <text:p text:style-name="Standard">create table student1(name varchar(20) not null,rollno number(3) primary key,marks number(3) not null);</text:p>
      <text:p text:style-name="Standard"/>
      <text:p text:style-name="P3">PL/SQL CODE</text:p>
      <text:p text:style-name="Standard"/>
      <text:p text:style-name="Standard">set serveroutput on</text:p>
      <text:p text:style-name="Standard">DECLARE</text:p>
      <text:p text:style-name="Standard">avgmrk number(3);</text:p>
      <text:p text:style-name="Standard">msg varchar2(20):='Need improvement';</text:p>
      <text:p text:style-name="Standard">today varchar2(20);</text:p>
      <text:p text:style-name="Standard">weekday varchar2(20);</text:p>
      <text:p text:style-name="Standard">BEGIN</text:p>
      <text:p text:style-name="Standard"><text:tab/>select avg(marks) into avgmrk from student1;</text:p>
      <text:p text:style-name="Standard"><text:tab/>dbms_output.put_line('Average marks of students in the class = '||avgmrk);</text:p>
      <text:p text:style-name="Standard"><text:tab/>IF (avgmrk&lt;40) THEN</text:p>
      <text:p text:style-name="Standard"><text:tab/><text:tab/>dbms_output.put_line(msg);</text:p>
      <text:p text:style-name="Standard"><text:tab/>END IF;</text:p>
      <text:p text:style-name="Standard"><text:tab/>select to_char(current_date,'dd-mon-yyyy') into today from dual;</text:p>
      <text:p text:style-name="Standard"><text:tab/>select<text:s/>to_char(current_date,'DAY') into weekday from dual;</text:p>
      <text:p text:style-name="Standard"><text:tab/>dbms_output.put_line('Today''s date: '||today);</text:p>
      <text:p text:style-name="Standard"><text:tab/>dbms_output.put_line('Day of week: '||weekday);</text:p>
      <text:p text:style-name="Standard">END;</text:p>
      <text:p text:style-name="Standard">/</text:p>
      <text:p text:style-name="Standard"/>
      <text:p text:style-name="P4">OUTPUT</text:p>
      <text:p text:style-name="Standard"/>
      <text:p text:style-name="Standard">SQL&gt; select * from student1;</text:p>
      <text:p text:style-name="Standard"/>
      <text:p text:style-name="Standard">NAME<text:tab/><text:tab/><text:tab/>ROLLNO <text:s text:c="5"/>MARKS</text:p>
      <text:p text:style-name="Standard">--------------------<text:s/><text:tab/>----------<text:s/><text:tab/>----------</text:p>
      <text:p text:style-name="Standard">Ajay<text:tab/><text:tab/><text:tab/>4<text:s/><text:tab/><text:tab/>38</text:p>
      <text:p text:style-name="Standard">Aravind<text:s/><text:tab/><text:tab/>8<text:s/><text:tab/><text:tab/>39</text:p>
      <text:p text:style-name="Standard">Joel<text:tab/><text:tab/><text:tab/>32<text:s/><text:tab/><text:tab/>35</text:p>
      <text:p text:style-name="Standard"/>
      <text:p text:style-name="Standard">SQL&gt; @/home/c126/Documents/Sameem/PLSQL/Pg3.sql <text:s text:c="25"/></text:p>
      <text:p text:style-name="Standard">Average marks of students in the class = 37</text:p>
      <text:p text:style-name="Standard">Need improvement</text:p>
      <text:p text:style-name="Standard">Today's date: 05-jan-2022</text:p>
      <text:p text:style-name="Standard">Day of week: WEDNESDAY</text:p>
      <text:p text:style-name="Standard"/>
      <text:p text:style-name="Standard">PL/SQL procedure successfully completed.</text:p>
      <text:p text:style-name="Standard"/>
      <text:p text:style-name="Standard">SQL&gt;<text:s/>insert into student1 values('Vidya',58,52);</text:p>
      <text:p text:style-name="Standard"/>
      <text:p text:style-name="Standard">1 row created.</text:p>
      <text:p text:style-name="Standard"/>
      <text:p text:style-name="Standard">SQL&gt; @/home/c126/Documents/Sameem/PLSQL/Pg3.sql</text:p>
      <text:p text:style-name="Standard">Average marks of students in the class = 41</text:p>
      <text:soft-page-break/>
      <text:p text:style-name="Standard">Today's date: 05-jan-2022</text:p>
      <text:p text:style-name="Standard">Day of week: WEDNESDAY</text:p>
      <text:p text:style-name="Standard"/>
      <text:p text:style-name="Standard">PL/SQL procedure successfully complet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22T14:27:00Z</meta:creation-date>
    <dc:date>2022-12-25T14:50:00Z</dc:date>
    <meta:template xlink:href="Normal" xlink:type="simple"/>
    <meta:editing-cycles>4</meta:editing-cycles>
    <meta:editing-duration>PT240S</meta:editing-duration>
    <meta:document-statistic meta:page-count="2" meta:paragraph-count="2" meta:word-count="197" meta:character-count="1321" meta:row-count="9" meta:non-whitespace-character-count="1126"/>
  </office:meta>
</office:document-meta>
</file>